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355249" style:font-weight-asian="bold" style:font-weight-complex="bold"/>
    </style:style>
    <style:style style:name="P3" style:family="paragraph" style:parent-style-name="Text_20_body">
      <style:text-properties fo:font-weight="bold" officeooo:paragraph-rsid="003ed3bd" style:font-weight-asian="bold" style:font-weight-complex="bold"/>
    </style:style>
    <style:style style:name="P4" style:family="paragraph" style:parent-style-name="Text_20_body">
      <style:text-properties fo:font-weight="bold" officeooo:paragraph-rsid="0040a387" style:font-weight-asian="bold" style:font-weight-complex="bold"/>
    </style:style>
    <style:style style:name="P5" style:family="paragraph" style:parent-style-name="Text_20_body">
      <style:text-properties fo:font-weight="bold" officeooo:paragraph-rsid="0041c5cd" style:font-weight-asian="bold" style:font-weight-complex="bold"/>
    </style:style>
    <style:style style:name="P6" style:family="paragraph" style:parent-style-name="Text_20_body">
      <style:text-properties officeooo:paragraph-rsid="00355249"/>
    </style:style>
    <style:style style:name="P7" style:family="paragraph" style:parent-style-name="Text_20_body">
      <style:text-properties officeooo:paragraph-rsid="003ed3bd"/>
    </style:style>
    <style:style style:name="P8" style:family="paragraph" style:parent-style-name="Text_20_body">
      <style:text-properties officeooo:paragraph-rsid="0040a387"/>
    </style:style>
    <style:style style:name="P9" style:family="paragraph" style:parent-style-name="Text_20_body">
      <style:text-properties officeooo:paragraph-rsid="0041c5cd"/>
    </style:style>
    <style:style style:name="P10" style:family="paragraph" style:parent-style-name="Text_20_body">
      <style:text-properties officeooo:paragraph-rsid="00444244"/>
    </style:style>
    <style:style style:name="P11" style:family="paragraph" style:parent-style-name="Text_20_body" style:list-style-name="L1"/>
    <style:style style:name="T1" style:family="text">
      <style:text-properties fo:font-weight="bold" style:font-weight-asian="bold" style:font-weight-complex="bold"/>
    </style:style>
    <style:style style:name="T2" style:family="text">
      <style:text-properties officeooo:rsid="0046cb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rsary Mashinani - Proposed Bursary Application Portal for Kisumu West Constituency</text:p>
      <text:h text:style-name="Heading_20_1" text:outline-level="1">ABSTRACT</text:h>
      <text:p text:style-name="Text_20_body">This document outlines the "Bursary Mashinani" initiative, aimed at revolutionizing educational access in Kisumu West Constituency, Kenya. The project addresses the challenges of the current manual bursary application system by proposing an innovative Bursary Application Portal. The portal leverages technology to streamline processes, enhance transparency, and provide an inclusive platform for students, parents, and guardians.</text:p>
      <text:p text:style-name="Text_20_body">The existing system's weaknesses, including time-consuming processes, misallocation of funds, and accessibility barriers, are highlighted. The proposed solution, "Bursary Mashinani," is introduced as a means to overcome these challenges. The project sets clear objectives, focusing on simplifying the application process, improving accessibility, ensuring timely disbursement, enhancing financial accountability, and optimizing resource utilization.</text:p>
      <text:p text:style-name="Text_20_body">The document presents a detailed methodology, incorporating an Iterative and Incremental Development Model, with key milestones, system requirements, and a schedule. It emphasizes the need for a user-friendly interface, real-time application status updates, secure database management, and a comprehensive reporting system. Non-functional requirements, including security, scalability, performance, and accessibility, are also addressed.</text:p>
      <text:p text:style-name="Text_20_body">The document concludes with a commitment to transparency in budget considerations, covering development costs, testing, deployment, user training, ongoing maintenance, and scalability. The "Bursary Mashinani" initiative is positioned as a transformative solution, aiming to break the chains of educational disparity and foster sustainable development in Kisumu West Constituenc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INTRODUCTION</text:h>
      <text:h text:style-name="Heading_20_2" text:outline-level="2">1.1 Background of the Study</text:h>
      <text:p text:style-name="Text_20_body">In the dynamic landscape of the 21st century, education stands as a fundamental pillar for individual empowerment and societal progress. However, the harsh reality of poverty has erected significant barriers, hindering students from humble backgrounds in accessing the cornerstone of a brighter future: quality education.</text:p>
      <text:p text:style-name="Text_20_body">The Kisumu West Constituency, like many other regions, grapples with the challenge of ensuring that every child, regardless of their socio-economic background, has the opportunity to acquire education. Understanding the pivotal role education plays in shaping the destiny of individuals and communities, the National Government of Kenya, through the NG-CDF (National Government-Constituency Development Fund) program, has proactively addressed this issue.</text:p>
      <text:p text:style-name="Text_20_body">The NG-CDF program emerges as a beacon of hope, providing a solution to the financial constraints that often impede students from pursuing education beyond primary levels. This comprehensive initiative extends its support to students across various educational tiers, encompassing day secondary schools, boarding secondary schools, Technical and Vocational Training Institutions, Colleges, and even at the University level.</text:p>
      <text:p text:style-name="Text_20_body">The innovative "Bursary Mashinani" initiative, proposed for the Kisumu West Constituency, aligns seamlessly with the government's commitment to democratize educational access. By leveraging technology to streamline the bursary application process, the initiative seeks to overcome the challenges posed by poverty. The goal is to create a level playing field where every deserving student has the means to complete their education in a timely manner, irrespective of their economic circumstances.</text:p>
      <text:p text:style-name="Text_20_body">Through the NG-CDF program and the envisioned "Bursary Mashinani" web app, we aspire to not only alleviate financial burdens but also foster a community where education becomes a catalyst for sustainable development. This introduction sets the stage for a transformative initiative that aims to break the chains of educational disparity, ensuring that Kisumu West becomes a beacon of educational opportunity for generations to co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2. PROBLEM DEFINITION</text:h>
      <text:h text:style-name="Heading_20_2" text:outline-level="2">2.1 Current System Workflow</text:h>
      <text:p text:style-name="Text_20_body">The existing process for students to apply for a bursary in Kisumu West Constituency is cumbersome. Initiated by a public address announcement, applicants, whether students, parents, or guardians, must physically travel to the constituency headquarters office to obtain and subsequently return a paper application form. This manual process involves the collection of extensive personal information, including student registration numbers and school details. Once the form is filled, it is submitted back to the constituency headquarters, marking the commencement of a 14-day application period. Following this, a vetting process is undertaken by the constituency bursary application committee, leading to the shortlisting of successful candidates, followed by allocation and disbursement.</text:p>
      <text:h text:style-name="Heading_20_2" text:outline-level="2">2.2 Weaknesses of the Current System</text:h>
      <text:p text:style-name="Text_20_body"><text:span text:style-name="T1">Time-Consuming and Fatiguing:</text:span> The process demands significant time and effort from applicants due to long queues and the necessity for multiple visits to the constituency headquarters, sometimes incurring travel expenses.</text:p>
      <text:p text:style-name="Text_20_body"><text:s/><text:span text:style-name="T1">Inefficiency and Misallocation:</text:span> The manual approach allows for the misappropriation of funds, as both local and non-local students may benefit. This results in a lack of financial accountability and potential misappropriation of public funds.</text:p>
      <text:h text:style-name="Heading_20_2" text:outline-level="2">2.3 The Proposed Idea: Bursary Mashinani</text:h>
      <text:p text:style-name="Text_20_body">To address these challenges, I propose "Bursary Mashinani," an innovative Bursary Application Portal designed to automate and streamline the bursary application process for Kisumu West Constituency. This digital solution offers:</text:p>
      <text:p text:style-name="Text_20_body"><text:span text:style-name="T1">Real-Time Application Status:</text:span> Users can check the bursary application status online, eliminating the need for physical visits.</text:p>
      <text:p text:style-name="Text_20_body"><text:span text:style-name="T1">Efficient Application Process:</text:span> A simplified process involves selecting the desired institution, providing necessary details like National ID and Student Registration Numbers, and utilizing dropdown menus for Institution Name and Account Number, reducing errors and enhancing efficiency.</text:p>
      <text:p text:style-name="Text_20_body"><text:span text:style-name="T1">Secure and User-Friendly Interface:</text:span> The web app ensures security, validation of all required fields, and user-friendly functionalities such as submitting, canceling, and clearing application data.</text:p>
      <text:p text:style-name="Text_20_body"><text:s/><text:span text:style-name="T1">Track Progress Functionality:</text:span> Applicants receive a system-generated serial number upon successful submission, allowing them to track their application progress. A comprehensive report, including student details, disbursed amounts, and dates, can be generated for future reference.</text:p>
      <text:p text:style-name="Text_20_body"><text:span text:style-name="T1">Technology Integration:</text:span> Developed using HTML, CSS, Javascript, Python, and Django Web Framework, the system guarantees security, manages concurrent users effectively, and sets the foundation for further enhancements.</text:p>
      <text:p text:style-name="Text_20_body"/>
      <text:h text:style-name="Heading_20_1" text:outline-level="1"><text:soft-page-break/>3. OBJECTIVES</text:h>
      <text:h text:style-name="Heading_20_2" text:outline-level="2">3.1 General Objective</text:h>
      <text:p text:style-name="Text_20_body">To revolutionize the bursary application process in Kisumu West Constituency through the implementation of the "Bursary Mashinani" initiative, ensuring a transparent, efficient, and accessible system for students, parents, and guardians.</text:p>
      <text:h text:style-name="Heading_20_2" text:outline-level="2">3.2 Specific Objectives</text:h>
      <text:list text:style-name="L1">
        <text:list-item>
          <text:p text:style-name="P11">To design and implement User-Friendly Interface.</text:p>
        </text:list-item>
        <text:list-item>
          <text:p text:style-name="P11">To design and implement a Secure Database.</text:p>
        </text:list-item>
        <text:list-item>
          <text:p text:style-name="P11">To Develop a detailed system design based on the conceptual design.</text:p>
        </text:list-item>
        <text:list-item>
          <text:p text:style-name="P11">To code the functionalities and features outlined in the conceptual desig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PROBLEM JUSTIFICATION</text:h>
      <text:h text:style-name="Heading_20_2" text:outline-level="2">4.1 Rationale of Automating the Current System</text:h>
      <text:p text:style-name="Text_20_body">The decision to automate the current bursary application system in Kisumu West Constituency is grounded in the pressing need for efficiency, transparency, and inclusivity. The following reasons justify the imperative shift towards an automated solution:</text:p>
      <text:p text:style-name="Text_20_body"><text:span text:style-name="T1">Time Efficiency:</text:span> The current manual system demands significant time and effort from applicants, involving physical travel, long queues, and a prolonged application process. Automating the system through "Bursary Mashinani" will significantly reduce the time required for both applicants and administrative processes.</text:p>
      <text:p text:style-name="Text_20_body"><text:span text:style-name="T1">Reducing Administrative Burden:</text:span> The existing system relies heavily on administrative tasks, from distributing paper forms to managing physical submissions. Automation will alleviate this burden, enabling a more streamlined process and allowing administrative resources to be redirected towards more value-added activities.</text:p>
      <text:p text:style-name="Text_20_body"><text:span text:style-name="T1">Enhancing Accessibility:</text:span> The manual nature of the current system creates barriers for potential applicants, especially those with limited means for travel or technological proficiency. By introducing an online portal, "Bursary Mashinani" ensures accessibility for a broader range of students, parents, and guardians, promoting inclusivity.</text:p>
      <text:p text:style-name="Text_20_body"><text:s/><text:span text:style-name="T1">Transparent Application Tracking:</text:span> The lack of real-time tracking in the current system often leaves applicants in the dark about the status of their applications. With the proposed system, applicants can easily track the progress of their bursary applications, fostering transparency and reducing unnecessary inquiries.</text:p>
      <text:p text:style-name="Text_20_body"><text:span text:style-name="T1">Mitigating Misappropriation Risks:</text:span> The existing manual process opens the door to misallocation and misappropriation of funds. "Bursary Mashinani" incorporates stringent security measures, reducing the risk of financial discrepancies and ensuring that funds are allocated and disbursed accurately.</text:p>
      <text:p text:style-name="Text_20_body"><text:span text:style-name="T1">Data Accuracy and Integrity:</text:span> Automating the application process reduces the likelihood of errors in data capture and processing. A centralized and secure database ensures the accuracy and integrity of applicant information, promoting trust in the system.</text:p>
      <text:p text:style-name="Text_20_body"><text:span text:style-name="T1">Cost-Effectiveness:</text:span> While the initial investment in developing and implementing "Bursary Mashinani" is incurred, the long-term benefits include reduced administrative costs, lower chances of fund mismanagement, and an overall more cost-effective operation.</text:p>
      <text:p text:style-name="Text_20_body"><text:span text:style-name="T1">Adaptability to Future Needs:</text:span> An automated system built on modern technologies provides a foundation for future enhancements and scalability. "Bursary Mashinani" can adapt to changing requirements and technological advancements, ensuring sustainability over time.</text:p>
      <text:p text:style-name="Text_20_body"><text:s text:c="4"/></text:p>
      <text:p text:style-name="Text_20_body"/>
      <text:p text:style-name="Text_20_body"/>
      <text:p text:style-name="Text_20_body"/>
      <text:h text:style-name="Heading_20_1" text:outline-level="1"><text:soft-page-break/>5. LITERATURE</text:h>
      <text:h text:style-name="Heading_20_2" text:outline-level="2">5.1 The Current System</text:h>
      <text:p text:style-name="Text_20_body">The current system for bursary application in Kisumu West Constituency operates within a traditional, manual framework. Literature on this system highlights its reliance on public announcements, physical travel to the constituency headquarters, and paper-based forms for application. This literature emphasizes the labor-intensive nature of the process, where personal details, including student registration numbers and school information, are captured manually. The sequential steps involve a two-week application period, followed by vetting conducted by the constituency bursary application committee, and subsequent allocation and disbursement of funds.</text:p>
      <text:h text:style-name="Heading_20_2" text:outline-level="2">5.2 Challenges and Limitations of the Current System</text:h>
      <text:p text:style-name="Text_20_body"><text:span text:style-name="T1">Time-Consuming Process:</text:span> The manual nature of the current system results in a lengthy and time-consuming application process due to physical visits, paper documentation, and sequential steps.</text:p>
      <text:p text:style-name="Text_20_body"><text:span text:style-name="T1">Financial Inefficiencies:</text:span> Challenges arise with the misallocation and misappropriation of funds, allowing non-residents to benefit from the program while deserving local students may miss out.</text:p>
      <text:p text:style-name="Text_20_body"><text:span text:style-name="T1">Accessibility Barriers:</text:span> The need for physical presence at the constituency headquarters creates barriers for potential applicants, particularly those with limited resources or living in remote areas.</text:p>
      <text:p text:style-name="Text_20_body"><text:span text:style-name="T1">Lack of Real-Time Tracking:</text:span> The absence of a real-time tracking mechanism leaves applicants uninformed about the progress of their applications, leading to uncertainty and unnecessary inquiries.</text:p>
      <text:p text:style-name="Text_20_body"><text:s/><text:span text:style-name="T1">Data Accuracy Concerns:</text:span> Manual data entry increases the risk of errors in capturing and processing applicant information, potentially impacting the accuracy and integrity of the data.</text:p>
      <text:h text:style-name="Heading_20_2" text:outline-level="2">5.3 Conceptual Design</text:h>
      <text:p text:style-name="Text_20_body">The conceptual design of "Bursary Mashinani" envisions a transformative online bursary application portal that leverages modern technologies to streamline the entire application process. The design aims to address the challenges of the current manual system and introduce features that enhance efficiency, transparency, and user experience.</text:p>
      <text:p text:style-name="P1">User-Friendly Interface:</text:p>
      <text:p text:style-name="Text_20_body">The conceptual design prioritizes the development of an intuitive and user-friendly interface. Applicants, including students, parents, and guardians, will find the portal easy to navigate, reducing the learning curve and ensuring accessibility for users with varying technological proficiencies.</text:p>
      <text:p text:style-name="P1">Real-Time Application Status Updates:</text:p>
      <text:p text:style-name="Text_20_body">One of the key features of the conceptual design is the incorporation of real-time application status updates. Applicants will have the ability to track the progress of their bursary applications instantly, providing transparency and reducing the need for inquiries.</text:p>
      <text:p text:style-name="Text_20_body"/>
      <text:p text:style-name="P1"><text:soft-page-break/>Secure Database:</text:p>
      <text:p text:style-name="Text_20_body">To ensure the integrity and security of applicant information, the conceptual design includes the implementation of a robust database system. Sensitive data, such as National ID numbers and student registration details, will be stored securely, minimizing the risk of unauthorized access or data breaches.</text:p>
      <text:p text:style-name="P1">One-Time Application Restrictions:</text:p>
      <text:p text:style-name="Text_20_body">To enhance accuracy and reduce redundancy, the design restricts the National ID and Student Registration Numbers to a one-time application per financial year. This feature aims to prevent errors and ensure that each applicant has a fair and equal opportunity for bursary consideration.</text:p>
      <text:p text:style-name="P1">Comprehensive Reporting System:</text:p>
      <text:p text:style-name="Text_20_body">The conceptual design incorporates a reporting system that generates comprehensive reports for successful applicants. These reports include essential details such as student name, registration number, institution details, disbursed amounts, and dates. This feature adds an extra layer of transparency and accountability to the disbursement process.</text:p>
      <text:p text:style-name="P1">Technological Infrastructure:</text:p>
      <text:p text:style-name="Text_20_body">Utilizing a robust technological infrastructure, the design specifies the use of HTML, CSS, Javascript, Python, and the Django Web Framework. This technology stack not only ensures the security of the portal but also provides a scalable foundation for future enhancements and increased user load.</text:p>
      <text:p text:style-name="P1">Efficient User Functionalities:</text:p>
      <text:p text:style-name="Text_20_body">The design includes user-friendly functionalities for application submission, cancellation, and data clearing. The submission process involves a series of clear and validated fields, preventing errors and ensuring that all necessary information is captured accuratel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6. METHODOLOGY</text:h>
      <text:h text:style-name="Heading_20_2" text:outline-level="2">6.1 Model</text:h>
      <text:p text:style-name="Text_20_body">The methodology for implementing "Bursary Mashinani" involves the use of a systematic approach, with a clear focus on achieving the goals and objectives outlined in the conceptual design. The chosen model for this project is the <text:span text:style-name="T1">Iterative and Incremental Development Model</text:span>.</text:p>
      <text:p text:style-name="Text_20_body">Iterative and Incremental Development Model:</text:p>
      <text:p text:style-name="Text_20_body">This model is well-suited for projects that involve complex and dynamic requirements, as it allows for flexibility and continuous refinement throughout the development process. The methodology will be implemented in the following stages:</text:p>
      <text:p text:style-name="P1">Requirements Analysis:</text:p>
      <text:p text:style-name="Text_20_body">Conduct a comprehensive analysis of the requirements gathered from stakeholders and the conceptual design phase.</text:p>
      <text:p text:style-name="P6">Refine and prioritize requirements based on their importance and impact on the overall project goals.</text:p>
      <text:p text:style-name="P2">System Design:</text:p>
      <text:p text:style-name="Text_20_body">Develop a detailed system design based on the conceptual design, outlining the architecture, components, and data structures.</text:p>
      <text:p text:style-name="Text_20_body">Identify the necessary technologies and tools for the implementation phase.</text:p>
      <text:p text:style-name="Text_20_body"/>
      <text:p text:style-name="Text_20_body"><text:span text:style-name="T1">Implementation</text:span> (Coding):</text:p>
      <text:p text:style-name="Text_20_body">Begin the coding phase, implementing the functionalities and features outlined in the conceptual design.</text:p>
      <text:p text:style-name="Text_20_body"><text:s/>Utilize the chosen technology stack, including HTML, CSS, Javascript, Python, and the Django Web Framework, to build the web application.</text:p>
      <text:p text:style-name="Text_20_body"/>
      <text:p text:style-name="P1">Testing:</text:p>
      <text:p text:style-name="Text_20_body">Conduct thorough testing at each iteration to ensure that individual components and features meet specified requirements.</text:p>
      <text:p text:style-name="Text_20_body">Address any issues or bugs identified during testing promptly.</text:p>
      <text:p text:style-name="P1">Feedback and Evaluation:</text:p>
      <text:p text:style-name="Text_20_body">Gather feedback from stakeholders, including end-users, to evaluate the effectiveness and usability of the implemented features.</text:p>
      <text:p text:style-name="Text_20_body">Use feedback to make necessary adjustments and refinements to the system.</text:p>
      <text:p text:style-name="P1">Incremental Enhancements:</text:p>
      <text:p text:style-name="Text_20_body"><text:soft-page-break/>Implement additional features and functionalities in incremental stages based on feedback, emerging requirements, and evolving needs.</text:p>
      <text:p text:style-name="Text_20_body">Continuously refine the system to improve performance, security, and user experience.</text:p>
      <text:p text:style-name="P1">User Training and Documentation:</text:p>
      <text:p text:style-name="Text_20_body">Develop user documentation and conduct training sessions for end-users, including students, parents, and guardians.</text:p>
      <text:p text:style-name="Text_20_body">Ensure that users are familiar with the functionalities of the "Bursary Mashinani" portal.</text:p>
      <text:p text:style-name="P1">Deployment:</text:p>
      <text:p text:style-name="Text_20_body">Deploy the system to a live environment, making it accessible to users for real-world application and testing.</text:p>
      <text:p text:style-name="Text_20_body">Monitor system performance and address any issues that may arise during the initial deployment phase.</text:p>
      <text:p text:style-name="P1">Monitoring and Maintenance:</text:p>
      <text:p text:style-name="Text_20_body"><text:s/>Implement a monitoring system to track the usage, performance, and security of the web application.</text:p>
      <text:p text:style-name="Text_20_body"><text:s/>Provide ongoing maintenance and support to address any issues, updates, or enhancements needed post-deployment.</text:p>
      <text:h text:style-name="Heading_20_2" text:outline-level="2">6.2 System Requirements</text:h>
      <text:h text:style-name="Heading_20_3" text:outline-level="3">6.2.1 Functional Requirements</text:h>
      <text:p text:style-name="P1">Application Status Tracking:</text:p>
      <text:p text:style-name="P7">Applicants must have the ability to track the real-time status of their bursary applications, ensuring transparency in the process.</text:p>
      <text:p text:style-name="P3">Online Application Submission:</text:p>
      <text:p text:style-name="P7">The system should facilitate the submission of bursary applications online, capturing essential details like National ID, Student Registration Number, and Institution Information.</text:p>
      <text:p text:style-name="P3">One-Time Application Restriction:</text:p>
      <text:p text:style-name="Text_20_body">National ID and Student Registration Numbers should be restricted to one-time applications per financial year to prevent duplications and ensure fairness.</text:p>
      <text:p text:style-name="P1">Secure Database Management:</text:p>
      <text:p text:style-name="Text_20_body"><text:s/>Implement a secure database to store and manage applicant information, ensuring data privacy and integrity.</text:p>
      <text:p text:style-name="P1">Comprehensive Reporting System:</text:p>
      <text:p text:style-name="Text_20_body">Generate detailed reports for successful applicants, containing relevant details such as student name, registration number, institution details, disbursed amounts, and dates.</text:p>
      <text:p text:style-name="Text_20_body"><text:soft-page-break/></text:p>
      <text:p text:style-name="P1">User-Friendly Interface:</text:p>
      <text:p text:style-name="P8">Develop an intuitive and user-friendly interface to facilitate ease of use for applicants, ensuring inclusivity.</text:p>
      <text:p text:style-name="P4">Real-Time Updates:</text:p>
      <text:p text:style-name="Text_20_body">Provide real-time updates on the status of bursary applications to keep applicants informed and reduce unnecessary inquiries.</text:p>
      <text:h text:style-name="Heading_20_3" text:outline-level="3">6.2.2 Non-Functional Requirements</text:h>
      <text:p text:style-name="P1">Security:</text:p>
      <text:p text:style-name="Text_20_body"><text:s/>Implement robust security measures to protect user data, prevent unauthorized access, and ensure compliance with data protection regulations.</text:p>
      <text:p text:style-name="P1">Scalability:</text:p>
      <text:p text:style-name="P9">Design the system to handle a growing number of users and data, ensuring scalability for future expansion and increased demand.</text:p>
      <text:p text:style-name="P5">Performance:</text:p>
      <text:p text:style-name="P9">Optimize system performance to deliver a responsive and efficient user experience, minimizing loading times and delays.</text:p>
      <text:p text:style-name="P5">Reliability:</text:p>
      <text:p text:style-name="Text_20_body"><text:s/>Ensure high system reliability, minimizing downtime and disruptions to provide continuous service to users.</text:p>
      <text:p text:style-name="P1">Compatibility:</text:p>
      <text:p text:style-name="Text_20_body">Ensure compatibility with various web browsers, enhancing accessibility for users with different preferences.</text:p>
      <text:p text:style-name="Text_20_body"><text:s/><text:span text:style-name="T1">User Training:</text:span></text:p>
      <text:p text:style-name="Text_20_body"><text:s/>Develop user documentation and conduct training sessions to familiarize users with the functionality and features of the portal, enhancing user adoption.</text:p>
      <text:p text:style-name="Text_20_body"><text:s/><text:span text:style-name="T1">Accessibility:</text:span></text:p>
      <text:p text:style-name="Text_20_body">Design the portal to be accessible to users with varying technological proficiencies and ensure it complies with accessibility standards for individuals with disabilities.</text:p>
      <text:p text:style-name="P1">Compliance:</text:p>
      <text:p text:style-name="Text_20_body"><text:s text:c="8"/>Ensure compliance with relevant data protection and privacy regulations, maintaining ethical and legal standards in handling user data.</text:p>
      <text:p text:style-name="P1">Technological Infrastructure:</text:p>
      <text:p text:style-name="Text_20_body"><text:s text:c="8"/>Implement the chosen technology stack (HTML, CSS, Javascript, Python, and Django Web Framework) to ensure a robust and reliable system.</text:p>
      <text:p text:style-name="P1"><text:soft-page-break/>Monitoring and Logging:</text:p>
      <text:p text:style-name="Text_20_body">Incorporate monitoring tools and logging mechanisms to track system usage, performance, and security, facilitating proactive maintenance and issue resolution.</text:p>
      <text:p text:style-name="P10"><text:s text:c="7"/></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h text:style-name="Heading_20_1" text:outline-level="1"><text:soft-page-break/>7. SCHEDULE:</text:h>
      <text:h text:style-name="Heading_20_2" text:outline-level="2">7.1 Key Milestones and Timeline:</text:h>
      <text:p text:style-name="Text_20_body"/>
      <text:p text:style-name="Text_20_body"><text:s text:c="4"/>Requirements Analysis (January 8th - January 15th, 2024):</text:p>
      <text:p text:style-name="Text_20_body"><text:s text:c="8"/>Conduct a thorough analysis of requirements gathered from stakeholders.</text:p>
      <text:p text:style-name="Text_20_body"><text:s text:c="8"/>Prioritize and refine requirements based on their significance to project goals.</text:p>
      <text:p text:style-name="Text_20_body"/>
      <text:p text:style-name="Text_20_body"><text:s text:c="4"/>System Design (January 16th - January 30th, 2024):</text:p>
      <text:p text:style-name="Text_20_body"><text:s text:c="8"/>Develop a detailed system design based on the refined requirements.</text:p>
      <text:p text:style-name="Text_20_body"><text:s text:c="8"/>Identify the technology stack and architectural components for implementation.</text:p>
      <text:p text:style-name="Text_20_body"/>
      <text:p text:style-name="Text_20_body"><text:s text:c="4"/>Implementation (Coding) Phase 1 (January 31st - February 15th, 2024):</text:p>
      <text:p text:style-name="Text_20_body"><text:s text:c="8"/>Initiate the coding phase, implementing core functionalities outlined in the system design.</text:p>
      <text:p text:style-name="Text_20_body"><text:s text:c="8"/>Begin with the user registration and login system.</text:p>
      <text:p text:style-name="Text_20_body"/>
      <text:p text:style-name="Text_20_body"><text:s text:c="4"/>Implementation (Coding) Phase 2 (February 16th - March 5th, 2024):</text:p>
      <text:p text:style-name="Text_20_body"><text:s text:c="8"/>Continue coding to implement online application submission and status tracking.</text:p>
      <text:p text:style-name="Text_20_body"><text:s text:c="8"/>Address any technical challenges and ensure adherence to design specifications.</text:p>
      <text:p text:style-name="Text_20_body"/>
      <text:p text:style-name="Text_20_body"><text:s text:c="4"/>Testing Phase 1 (March 6th - March 15th, 2024):</text:p>
      <text:p text:style-name="Text_20_body"><text:s text:c="8"/>Conduct initial testing of implemented features to identify and rectify any bugs or issues.</text:p>
      <text:p text:style-name="Text_20_body"><text:s text:c="8"/>Ensure basic functionalities are robust and user-friendly.</text:p>
      <text:p text:style-name="Text_20_body"/>
      <text:p text:style-name="Text_20_body"><text:s text:c="4"/>User Training and Documentation (March 16th - March 20th, 2024):</text:p>
      <text:p text:style-name="Text_20_body"><text:s text:c="8"/>Develop user documentation and training materials.</text:p>
      <text:p text:style-name="Text_20_body"><text:s text:c="8"/>Conduct training sessions for end-users, ensuring they are familiar with the portal's functionalities.</text:p>
      <text:p text:style-name="Text_20_body"/>
      <text:p text:style-name="Text_20_body"><text:s text:c="4"/>Deployment (March 21st - March 25th, 2024):</text:p>
      <text:p text:style-name="Text_20_body"><text:s text:c="8"/>Deploy the system to a live environment, making it accessible to a broader user base.</text:p>
      <text:p text:style-name="Text_20_body"><text:s text:c="8"/>Monitor system performance and address any issues during the initial deployment phase.</text:p>
      <text:p text:style-name="Text_20_body"><text:soft-page-break/></text:p>
      <text:h text:style-name="Heading_20_1" text:outline-level="1">8. B<text:span text:style-name="T2">UDGET</text:span>: Rationality/Reasonable </text:h>
      <text:p text:style-name="Text_20_body"><text:s text:c="4"/>Development Costs:</text:p>
      <text:p text:style-name="Text_20_body"><text:s text:c="8"/>Software Development Team Salaries</text:p>
      <text:p text:style-name="Text_20_body"><text:s text:c="8"/>Development Tools and Software Licenses</text:p>
      <text:p text:style-name="Text_20_body"><text:s text:c="8"/>Cloud Services (if applicable)</text:p>
      <text:p text:style-name="Text_20_body"><text:s text:c="8"/>Hardware (if needed)</text:p>
      <text:p text:style-name="Text_20_body"><text:s text:c="8"/>Miscellaneous Development Expenses</text:p>
      <text:p text:style-name="Text_20_body"/>
      <text:p text:style-name="Text_20_body"><text:s text:c="4"/>Testing and Quality Assurance:</text:p>
      <text:p text:style-name="Text_20_body"><text:s text:c="8"/>Testing Team Salaries</text:p>
      <text:p text:style-name="Text_20_body"><text:s text:c="8"/>Testing Tools and Software Licenses</text:p>
      <text:p text:style-name="Text_20_body"><text:s text:c="8"/>Quality Assurance Measures</text:p>
      <text:p text:style-name="Text_20_body"><text:s text:c="8"/>Test Environments</text:p>
      <text:p text:style-name="Text_20_body"/>
      <text:p text:style-name="Text_20_body"><text:s text:c="4"/>Deployment Expenses:</text:p>
      <text:p text:style-name="Text_20_body"><text:s text:c="8"/>Server Hosting Fees</text:p>
      <text:p text:style-name="Text_20_body"><text:s text:c="8"/>Domain Registration</text:p>
      <text:p text:style-name="Text_20_body"><text:s text:c="8"/>SSL Certificate (if required)</text:p>
      <text:p text:style-name="Text_20_body"><text:s text:c="8"/>Content Delivery Network (CDN) Costs</text:p>
      <text:p text:style-name="Text_20_body"><text:s text:c="8"/>Deployment Tools and Software</text:p>
      <text:p text:style-name="Text_20_body"/>
      <text:p text:style-name="Text_20_body"><text:s text:c="4"/>User Training and Documentation:</text:p>
      <text:p text:style-name="Text_20_body"><text:s text:c="8"/>Training Materials Development</text:p>
      <text:p text:style-name="Text_20_body"><text:s text:c="8"/>Trainer Fees</text:p>
      <text:p text:style-name="Text_20_body"><text:s text:c="8"/>Training Venue Costs (if applicable)</text:p>
      <text:p text:style-name="Text_20_body"><text:s text:c="8"/>Documentation Design and Printing</text:p>
      <text:p text:style-name="Text_20_body"/>
      <text:p text:style-name="Text_20_body"><text:s text:c="4"/>Contingency Fund:</text:p>
      <text:p text:style-name="Text_20_body"><text:s text:c="8"/>Unforeseen Expenses</text:p>
      <text:p text:style-name="Text_20_body"><text:s text:c="8"/>Changes in Requirements</text:p>
      <text:p text:style-name="Text_20_body"><text:soft-page-break/><text:s text:c="8"/>Emergency Support</text:p>
      <text:p text:style-name="Text_20_body"/>
      <text:p text:style-name="Text_20_body"><text:s text:c="4"/>Vendor Selection and External Services:</text:p>
      <text:p text:style-name="Text_20_body"><text:s text:c="8"/>External Development or Consulting Services</text:p>
      <text:p text:style-name="Text_20_body"><text:s text:c="8"/>Vendor Fees for Third-Party Tools</text:p>
      <text:p text:style-name="Text_20_body"><text:s text:c="8"/>Integration Costs</text:p>
      <text:p text:style-name="Text_20_body"/>
      <text:p text:style-name="Text_20_body"><text:s text:c="4"/>Return on Investment (ROI) Assessment:</text:p>
      <text:p text:style-name="Text_20_body"><text:s text:c="8"/>Cost-Benefit Analysis Tools</text:p>
      <text:p text:style-name="Text_20_body"><text:s text:c="8"/>Economic and Social Impact Assessment</text:p>
      <text:p text:style-name="Text_20_body"><text:s text:c="8"/>Evaluation Consultations</text:p>
      <text:p text:style-name="Text_20_body"/>
      <text:p text:style-name="Text_20_body"><text:s text:c="4"/>Ongoing Maintenance and Support:</text:p>
      <text:p text:style-name="Text_20_body"><text:s text:c="8"/>Maintenance Team Salaries</text:p>
      <text:p text:style-name="Text_20_body"><text:s text:c="8"/>Support Tools and Software</text:p>
      <text:p text:style-name="Text_20_body"><text:s text:c="8"/>Bug Fixes and Updates</text:p>
      <text:p text:style-name="Text_20_body"><text:s text:c="8"/>Server Maintenance Costs</text:p>
      <text:p text:style-name="Text_20_body"/>
      <text:p text:style-name="Text_20_body"><text:s text:c="4"/>Scalability Considerations:</text:p>
      <text:p text:style-name="Text_20_body"><text:s text:c="8"/>Future Development Costs</text:p>
      <text:p text:style-name="Text_20_body"><text:s text:c="8"/>Infrastructure Scaling Costs</text:p>
      <text:p text:style-name="Text_20_body"><text:s text:c="8"/>Additional Licensing Fees</text:p>
      <text:p text:style-name="Text_20_body"/>
      <text:p text:style-name="Text_20_body"><text:s text:c="4"/>Transparent Financial Structure:</text:p>
      <text:p text:style-name="Text_20_body"><text:s text:c="8"/>Financial Reporting Tools</text:p>
      <text:p text:style-name="Text_20_body"><text:s text:c="8"/>Accounting and Audit Services (if required)</text:p>
      <text:p text:style-name="Text_20_body"><text:s text:c="8"/>Internal Communication Tools</text:p>
      <text:p text:style-name="Text_20_body"/>
      <text:p text:style-name="Text_20_body"><text:s text:c="4"/>Monitoring and Evaluation:</text:p>
      <text:p text:style-name="Text_20_body"><text:s text:c="8"/>Monitoring Tools and Software</text:p>
      <text:p text:style-name="Text_20_body"><text:s text:c="8"/>Evaluation Services</text:p>
      <text:p text:style-name="Text_20_body"><text:s text:c="8"/>Reporting Infrastru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23:16:05.325357081</meta:creation-date>
    <meta:generator>LibreOffice/7.4.7.2$Linux_X86_64 LibreOffice_project/40$Build-2</meta:generator>
    <dc:date>2024-02-13T08:32:47.582463794</dc:date>
    <meta:editing-duration>PT6H37M39S</meta:editing-duration>
    <meta:editing-cycles>59</meta:editing-cycles>
    <meta:document-statistic meta:table-count="0" meta:image-count="0" meta:object-count="0" meta:page-count="14" meta:paragraph-count="217" meta:word-count="2996" meta:character-count="23095" meta:non-whitespace-character-count="19771"/>
  </office:meta>
</office:document-meta>
</file>